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c9d9" officeooo:paragraph-rsid="0002c9d9"/>
    </style:style>
    <style:style style:name="P2" style:family="paragraph" style:parent-style-name="Standard">
      <style:paragraph-properties fo:text-align="center" style:justify-single-word="false"/>
      <style:text-properties officeooo:rsid="0002c9d9" officeooo:paragraph-rsid="0002c9d9"/>
    </style:style>
    <style:style style:name="P3" style:family="paragraph" style:parent-style-name="Standard">
      <style:paragraph-properties fo:text-align="start" style:justify-single-word="false"/>
      <style:text-properties officeooo:rsid="0002c9d9" officeooo:paragraph-rsid="0002c9d9"/>
    </style:style>
    <style:style style:name="T1" style:family="text">
      <style:text-properties style:text-position="super 58%"/>
    </style:style>
    <style:style style:name="T2" style:family="text">
      <style:text-properties style:text-position="0% 100%"/>
    </style:style>
    <style:style style:name="T3" style:family="text">
      <style:text-properties officeooo:rsid="00040065"/>
    </style:style>
    <style:style style:name="T4" style:family="text">
      <style:text-properties officeooo:rsid="00061d9b"/>
    </style:style>
    <style:style style:name="T5" style:family="text">
      <style:text-properties officeooo:rsid="000808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Rosti</text:p>
      <text:p text:style-name="P1">Prof. </text:p>
      <text:p text:style-name="P1">DS 6002</text:p>
      <text:p text:style-name="P1">7<text:span text:style-name="T1">th</text:span> Sept. 2015</text:p>
      <text:p text:style-name="P1"/>
      <text:p text:style-name="P2">Online Social Network <text:span text:style-name="T5">Analysis</text:span></text:p>
      <text:p text:style-name="P3"><text:tab/><text:span text:style-name="T3">F</text:span>acebook has <text:span text:style-name="T3">recently </text:span>come under fire. They wanted to see if the emotion of post<text:span text:style-name="T3">s</text:span> in a person<text:span text:style-name="T4">'</text:span>s news feed impacted <text:span text:style-name="T3">person's emotion.</text:span> <text:span text:style-name="T3">However, rather than just performing this analysis on their own, researchers from Stanford helped make sense of the information. The question stands, did Facebook act unethically in performing psychological tests on their users without their consent? Facebook had a prerogative to create a better product for their customers, as all companies do, but also to improve the corpus of research in psychology community. Lastly, Facebook has perhaps the largest collection of social network data in the world. To not study this data surely would be worse for society. Facebook acted ethically due to its business placement, its ability to enhance the psychological community and its unique placement in socie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Rosti</meta:initial-creator>
    <meta:creation-date>2015-09-07T17:49:49.251167000</meta:creation-date>
    <dc:date>2015-09-08T10:41:00.764771000</dc:date>
    <dc:creator>Marcus Rosti</dc:creator>
    <meta:editing-duration>PT2H28M29S</meta:editing-duration>
    <meta:editing-cycles>1</meta:editing-cycles>
    <meta:document-statistic meta:table-count="0" meta:image-count="0" meta:object-count="0" meta:page-count="1" meta:paragraph-count="6" meta:word-count="144" meta:character-count="908" meta:non-whitespace-character-count="768"/>
    <meta:generator>LibreOffice/4.4.4.3$MacOSX_X86_64 LibreOffice_project/2c39ebcf046445232b798108aa8a7e7d89552ea8</meta:generator>
  </office:meta>
</office:document-meta>
</file>